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4" style:family="paragraph" style:parent-style-name="Standard">
      <style:paragraph-properties fo:margin-left="0cm" fo:margin-right="0cm" fo:text-indent="1.249cm" style:auto-text-indent="false"/>
      <style:text-properties fo:font-size="16pt" style:font-size-asian="16pt"/>
    </style:style>
    <style:style style:name="P5" style:family="paragraph" style:parent-style-name="No_20_Spacing">
      <style:text-properties officeooo:paragraph-rsid="001ee491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8" style:family="paragraph" style:parent-style-name="Standard">
      <style:text-properties fo:color="#ff0000" fo:font-size="16pt" style:font-size-asian="16pt"/>
    </style:style>
    <style:style style:name="P9" style:family="paragraph" style:parent-style-name="Standard">
      <style:text-properties fo:font-size="16pt" style:font-size-asian="16pt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fo:font-size="16pt" officeooo:paragraph-rsid="001ee491" style:font-size-asian="16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6pt" officeooo:rsid="001f4088" officeooo:paragraph-rsid="001f4088" style:font-size-asian="16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209d9d"/>
    </style:style>
    <style:style style:name="P13" style:family="paragraph" style:parent-style-name="No_20_Spacing">
      <style:text-properties officeooo:rsid="001f4088" officeooo:paragraph-rsid="001f4088"/>
    </style:style>
    <style:style style:name="P14" style:family="paragraph" style:parent-style-name="No_20_Spacing">
      <style:text-properties officeooo:paragraph-rsid="001f4088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officeooo:rsid="001ee491" style:font-size-asian="16pt"/>
    </style:style>
    <style:style style:name="T4" style:family="text">
      <style:text-properties fo:font-size="16pt" officeooo:rsid="00209d9d" style:font-size-asian="16pt"/>
    </style:style>
    <style:style style:name="T5" style:family="text">
      <style:text-properties fo:color="#ff0000"/>
    </style:style>
    <style:style style:name="T6" style:family="text">
      <style:text-properties fo:color="#ff0000" fo:font-size="16pt" style:font-size-asian="16pt"/>
    </style:style>
    <style:style style:name="T7" style:family="text">
      <style:text-properties fo:color="#ff0000" fo:font-size="16pt" officeooo:rsid="001ee491" style:font-size-asian="16pt"/>
    </style:style>
    <style:style style:name="T8" style:family="text">
      <style:text-properties fo:color="#ff0000" fo:font-size="16pt" officeooo:rsid="001f4088" style:font-size-asian="16pt"/>
    </style:style>
    <style:style style:name="T9" style:family="text">
      <style:text-properties officeooo:rsid="001f4088"/>
    </style:style>
    <style:style style:name="T10" style:family="text">
      <style:text-properties officeooo:rsid="00209d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NOM</text:span><text:span text:style-name="T2"><text:tab/><text:tab/><text:tab/><text:tab/><text:tab/><text:tab/><text:tab/><text:tab/><text:tab/><text:tab/></text:span><text:span text:style-name="T3">XX-XX-XXXX</text:span><text:span text:style-name="T2"><text:line-break/></text:span><text:span text:style-name="T3">Prénom</text:span><text:span text:style-name="T2"><text:tab/><text:tab/><text:tab/><text:tab/><text:tab/><text:tab/><text:tab/><text:tab/><text:tab/>Semaine </text:span><text:span text:style-name="T3">XX</text:span></text:p>
      <text:p text:style-name="P3">Suivi de Projet – Projet Arcanor</text:p>
      <text:p text:style-name="P3"/>
      <text:p text:style-name="P2"/>
      <text:p text:style-name="P2"><text:span text:style-name="T5">Résumé :</text:span></text:p>
      <text:p text:style-name="P11">-Création de GameMenu</text:p>
      <text:p text:style-name="P11">-Création du constructeur de Player</text:p>
      <text:p text:style-name="P12"><text:span text:style-name="T4">-Recherches sur les cardLayout (passage d’une fenêtre de jeu à l’autre)</text:span></text:p>
      <text:p text:style-name="P4"/>
      <text:p text:style-name="P4"/>
      <text:p text:style-name="P4"/>
      <text:p text:style-name="P4"/>
      <text:p text:style-name="P8"/>
      <text:p text:style-name="P8"><text:tab/>Annexe :</text:p>
      <text:p text:style-name="No_20_Spacing"><text:span text:style-name="T8">GameMenu</text:span><text:span text:style-name="T6">.java</text:span></text:p>
      <text:p text:style-name="P13">package arcanor;</text:p>
      <text:p text:style-name="P13">import java.util.ArrayList;</text:p>
      <text:p text:style-name="P13">import System.out;</text:p>
      <text:p text:style-name="P13"/>
      <text:p text:style-name="P13">/**</text:p>
      <text:p text:style-name="P13"><text:s/>* Cette classe est le menu permettant de rediriger vers les pages de lancement de parties</text:p>
      <text:p text:style-name="P13"><text:s/>*/</text:p>
      <text:p text:style-name="P13">public class GameMenu extends Menu{</text:p>
      <text:p text:style-name="P13"><text:tab/>private int turn;</text:p>
      <text:p text:style-name="P13"><text:tab/>private ParamMenu gameParams;</text:p>
      <text:p text:style-name="P13"><text:tab/>private ArrayList&lt;Player&gt; playerList;</text:p>
      <text:p text:style-name="P13"><text:tab/>private Piece[][] board;</text:p>
      <text:p text:style-name="P13"><text:tab/></text:p>
      <text:p text:style-name="P13"><text:tab/>public GameBoard(ParamMenu params, ArrayList&lt;Player&gt; list){</text:p>
      <text:p text:style-name="P13"><text:soft-page-break/><text:tab/> <text:s text:c="2"/>if(params==null){</text:p>
      <text:p text:style-name="P13"><text:tab/><text:tab/> <text:s text:c="2"/>println("GameBoard() ERROR : params is null");</text:p>
      <text:p text:style-name="P13"><text:tab/><text:tab/> <text:s text:c="2"/>params= new ParamMenu();</text:p>
      <text:p text:style-name="P13"><text:tab/> <text:s text:c="2"/>}</text:p>
      <text:p text:style-name="P13"><text:tab/> <text:s text:c="2"/>if(list==null){</text:p>
      <text:p text:style-name="P13"><text:tab/><text:tab/> <text:s text:c="2"/>println("GameBoard() ERROR : list is null");</text:p>
      <text:p text:style-name="P13"><text:tab/><text:tab/> <text:s text:c="2"/>list=new ArrayList&lt;Player&gt;();</text:p>
      <text:p text:style-name="P13"><text:tab/><text:tab/> <text:s text:c="2"/>list.add(new Player(true,"Player"));</text:p>
      <text:p text:style-name="P13"><text:tab/><text:tab/> <text:s text:c="2"/>list.add(new Player(false,"AI"));</text:p>
      <text:p text:style-name="P13"><text:tab/> <text:s text:c="2"/>}</text:p>
      <text:p text:style-name="P13"><text:s text:c="3"/><text:tab/>}</text:p>
      <text:p text:style-name="P13"><text:tab/>/**</text:p>
      <text:p text:style-name="P13"><text:tab/> * Fonction menant vers StartMenu</text:p>
      <text:p text:style-name="P13"><text:tab/> */</text:p>
      <text:p text:style-name="P13"><text:tab/>public void startPlay(){}</text:p>
      <text:p text:style-name="P13"/>
      <text:p text:style-name="P13"><text:tab/>/**</text:p>
      <text:p text:style-name="P13"><text:tab/> * Fonction menant vers LoadMenu</text:p>
      <text:p text:style-name="P13"><text:tab/> */</text:p>
      <text:p text:style-name="P13"><text:tab/>public void loadMenu(){}</text:p>
      <text:p text:style-name="P13"/>
      <text:p text:style-name="P13"><text:tab/>/**</text:p>
      <text:p text:style-name="P13"><text:tab/> * Fonction d'affichage</text:p>
      <text:p text:style-name="P13"><text:tab/> */</text:p>
      <text:p text:style-name="P13"><text:tab/>public void display(){</text:p>
      <text:p text:style-name="P13"><text:tab/><text:tab/>println("===== ARCANOR =====");</text:p>
      <text:p text:style-name="P13"><text:tab/><text:tab/>println("=== 1 : New game ===");</text:p>
      <text:p text:style-name="P13"><text:tab/><text:tab/>println("=== 2 : Load Game ===");</text:p>
      <text:p text:style-name="P13"><text:tab/><text:tab/>println("=== Other : Exit ===");</text:p>
      <text:p text:style-name="P13"><text:tab/><text:tab/>Scanner sc = new Scanner(System.in);</text:p>
      <text:p text:style-name="P13"><text:tab/><text:tab/>int i = sc.nextInt();</text:p>
      <text:p text:style-name="P13"><text:tab/><text:tab/>if(i==1){</text:p>
      <text:p text:style-name="P13"><text:tab/><text:tab/><text:tab/>startPlay();</text:p>
      <text:p text:style-name="P13"><text:tab/><text:tab/>}</text:p>
      <text:p text:style-name="P13"><text:tab/><text:tab/>else if(i==2){</text:p>
      <text:p text:style-name="P13"><text:tab/><text:tab/><text:tab/>loadMenu();</text:p>
      <text:p text:style-name="P13"><text:tab/><text:tab/>}<text:tab/></text:p>
      <text:p text:style-name="P13"><text:s text:c="4"/><text:tab/> }</text:p>
      <text:p text:style-name="P13"/>
      <text:p text:style-name="P13"><text:tab/>/**</text:p>
      <text:p text:style-name="P13"><text:tab/> * Fonction de retour arrière du menu</text:p>
      <text:p text:style-name="P13"><text:tab/> */</text:p>
      <text:p text:style-name="P13"><text:tab/>public void back(){}</text:p>
      <text:p text:style-name="P13"/>
      <text:p text:style-name="P14"><text:span text:style-name="T9">}</text:span></text:p>
      <text:p text:style-name="Subtitle"/>
      <text:p text:style-name="P5"><text:span text:style-name="T8">Player</text:span><text:span text:style-name="T6">.java</text:span></text:p>
      <text:p text:style-name="P13">package arcanor;</text:p>
      <text:p text:style-name="P13"/>
      <text:p text:style-name="P13">/**</text:p>
      <text:p text:style-name="P13"><text:s/>* Cette classe représente un joueur</text:p>
      <text:p text:style-name="P13"><text:s/>*/</text:p>
      <text:p text:style-name="P13">public class Player{</text:p>
      <text:p text:style-name="P13"><text:s text:c="3"/>/**</text:p>
      <text:p text:style-name="P13"><text:s text:c="4"/>* variable d'humanité, true si humain</text:p>
      <text:p text:style-name="P13"><text:s text:c="4"/>*/</text:p>
      <text:p text:style-name="P13"><text:soft-page-break/><text:s text:c="3"/>private boolean human;</text:p>
      <text:p text:style-name="P13"/>
      <text:p text:style-name="P13"><text:s text:c="3"/>/**</text:p>
      <text:p text:style-name="P13"><text:s text:c="4"/>* nom du joueur</text:p>
      <text:p text:style-name="P13"><text:s text:c="4"/>*/</text:p>
      <text:p text:style-name="P13"><text:s text:c="3"/>private String name;</text:p>
      <text:p text:style-name="P13"/>
      <text:p text:style-name="P13"><text:s text:c="3"/>/**</text:p>
      <text:p text:style-name="P13"><text:s text:c="4"/>* Le constructeur</text:p>
      <text:p text:style-name="P13"><text:s text:c="4"/>* @param type humain ou non</text:p>
      <text:p text:style-name="P13"><text:s text:c="4"/>* @param name nom du joueur</text:p>
      <text:p text:style-name="P13"><text:s text:c="4"/>*/</text:p>
      <text:p text:style-name="P13"><text:s text:c="3"/>public Player(boolean type, String name){</text:p>
      <text:p text:style-name="P13"><text:tab/> <text:s text:c="2"/>this.human=type;</text:p>
      <text:p text:style-name="P13"><text:tab/> <text:s text:c="2"/>if(name==null){</text:p>
      <text:p text:style-name="P13"><text:tab/><text:tab/> <text:s text:c="2"/>name="";</text:p>
      <text:p text:style-name="P13"><text:tab/><text:tab/> <text:s text:c="2"/>Sytem.out.println("Player() ERROR : name is null");</text:p>
      <text:p text:style-name="P13"><text:tab/> <text:s text:c="2"/>}</text:p>
      <text:p text:style-name="P13"><text:tab/> <text:s text:c="2"/>this.name=name;</text:p>
      <text:p text:style-name="P13"><text:s text:c="3"/>}</text:p>
      <text:p text:style-name="P13"/>
      <text:p text:style-name="P13"><text:s text:c="3"/>/**</text:p>
      <text:p text:style-name="P13"><text:s text:c="4"/>* Fonction demandant les entrées clavier pour jouer</text:p>
      <text:p text:style-name="P13"><text:s text:c="4"/>* @return le tableau d'actions a effectuer</text:p>
      <text:p text:style-name="P13"><text:s text:c="4"/>*/</text:p>
      <text:p text:style-name="P13"><text:s text:c="3"/>public int[][] playTurn(){}</text:p>
      <text:p text:style-name="P13"/>
      <text:p text:style-name="P1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loext:graphic-properties draw:fill="solid" draw:fill-color="#d9d9d9"/>
      <style:paragraph-properties fo:margin-top="0cm" fo:margin-bottom="0cm" loext:contextual-spacing="false" fo:line-height="100%" fo:text-align="start" style:justify-single-word="false" fo:orphans="2" fo:widows="2" fo:background-color="#d9d9d9" fo:padding-left="0.141cm" fo:padding-right="0.141cm" fo:padding-top="0.035cm" fo:padding-bottom="0.035cm" fo:border="0.51pt solid #00000a" style:writing-mode="lr-tb"/>
      <style:text-properties fo:color="#548dd4" style:font-name="Courier New" fo:font-family="'Courier New'" style:font-family-generic="roman" style:font-pitch="variable"/>
    </style:style>
    <style:style style:name="Horizontal_20_Line" style:display-name="Horizontal Line" style:family="paragraph" style:parent-style-name="Standard" style:class="html"/>
    <style:style style:name="Subtitle" style:family="paragraph" style:parent-style-name="Heading" style:class="chapter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3</text:page-number></text:span> / <text:span text:style-name="MT1"><text:page-count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fficejvG2</meta:initial-creator>
    <meta:editing-cycles>7</meta:editing-cycles>
    <meta:print-date>2018-05-24T06:58:00</meta:print-date>
    <meta:creation-date>2018-05-24T06:16:00</meta:creation-date>
    <dc:date>2018-05-29T10:22:14.783443550</dc:date>
    <meta:editing-duration>PT1H9M29S</meta:editing-duration>
    <meta:generator>LibreOffice/5.3.7.2.0$Linux_X86_64 LibreOffice_project/30$Build-2</meta:generator>
    <meta:document-statistic meta:table-count="0" meta:image-count="0" meta:object-count="0" meta:page-count="3" meta:paragraph-count="96" meta:word-count="277" meta:character-count="2073" meta:non-whitespace-character-count="165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